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3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00%" fo:margin-top="0.159cm" fo:margin-bottom="0.494cm" fo:margin-left="0cm" fo:margin-right="0.159cm" style:writing-mode="lr-tb"/>
    </style:style>
    <style:style style:name="T1_1" style:family="text"/>
    <style:style style:name="T1_2" style:family="tex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1_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_4" style:family="text"/>
    <style:style style:name="T1_5" style:family="tex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P2" style:family="paragraph" style:parent-style-name="Standard">
      <style:paragraph-properties fo:text-align="left" fo:break-before="auto" fo:text-indent="0cm" fo:line-height="100%" fo:margin-top="0.423cm" fo:margin-bottom="0.423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bottom="0.159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Courier New" fo:font-size="14pt" style:font-name-asian="Courier New" style:font-size-asian="14pt" style:font-name-complex="Courier New" style:font-size-complex="14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bottom="0.159cm" fo:margin-left="0cm" fo:margin-right="0cm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bottom="0.159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3" style:family="text"/>
    <style:style style:name="T5_4" style:family="text">
      <style:text-properties style:text-line-through-style="none" fo:font-style="normal" style:font-style-asian="normal" style:font-style-complex="normal" fo:color="#000099" style:font-name="Courier New" fo:font-size="14pt" style:font-name-asian="Courier New" style:font-size-asian="14pt" style:font-name-complex="Courier New" style:font-size-complex="14pt" fo:font-weight="bold" style:font-weight-asian="bold" style:font-weight-complex="bold" style:text-underline-style="none"/>
    </style:style>
    <style:style style:name="T5_5" style:family="text"/>
    <style:style style:name="T5_6" style:family="text">
      <style:text-properties style:text-line-through-style="none" fo:font-style="normal" style:font-style-asian="normal" style:font-style-complex="normal" fo:color="#000099" style:font-name="Courier New" fo:font-size="14pt" style:font-name-asian="Courier New" style:font-size-asian="14pt" style:font-name-complex="Courier New" style:font-size-complex="14pt" fo:font-weight="bold" style:font-weight-asian="bold" style:font-weight-complex="bold" style:text-underline-style="none"/>
    </style:style>
    <style:style style:name="T5_7" style:family="text"/>
    <style:style style:name="T5_8" style:family="text">
      <style:text-properties style:text-line-through-style="none" fo:font-style="normal" style:font-style-asian="normal" style:font-style-complex="normal" fo:color="#000099" style:font-name="Courier New" fo:font-size="14pt" style:font-name-asian="Courier New" style:font-size-asian="14pt" style:font-name-complex="Courier New" style:font-size-complex="14pt" fo:font-weight="bold" style:font-weight-asian="bold" style:font-weight-complex="bold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24" style:family="text">
      <style:text-properties style:font-name="Verdana" style:font-name-asian="Verdana" style:font-name-complex="Verdana"/>
    </style:style>
    <style:style style:name="T5_25" style:family="text">
      <style:text-properties style:font-name="Verdana" style:font-name-asian="Verdana" style:font-name-complex="Verdana"/>
    </style:style>
    <style:style style:name="T5_2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3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3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3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3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3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3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3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3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4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4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4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4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4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4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4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4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4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4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5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5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5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5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5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5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56" style:family="text">
      <style:text-properties style:text-line-through-style="none" fo:font-style="normal" style:font-style-asian="normal" style:font-style-complex="normal" fo:color="#000000" style:font-name="Courier New" fo:font-size="14pt" style:font-name-asian="Courier New" style:font-size-asian="14pt" style:font-name-complex="Courier New" style:font-size-complex="14pt" fo:font-weight="normal" style:font-weight-asian="normal" style:font-weight-complex="normal" style:text-underline-style="none"/>
    </style:style>
    <style:style style:name="T5_57" style:family="text">
      <style:text-properties style:text-line-through-style="none" fo:font-style="normal" style:font-style-asian="normal" style:font-style-complex="normal" fo:color="#000000" style:font-name="Courier New" fo:font-size="14pt" style:font-name-asian="Courier New" style:font-size-asian="14pt" style:font-name-complex="Courier New" style:font-size-complex="14pt" fo:font-weight="normal" style:font-weight-asian="normal" style:font-weight-complex="normal" style:text-underline-style="none"/>
    </style:style>
    <style:style style:name="T5_5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5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6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6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5_62" style:family="text">
      <style:text-properties style:font-name="Verdana" style:font-name-asian="Verdana" style:font-name-complex="Verdana"/>
    </style:style>
    <style:style style:name="T5_63" style:family="text">
      <style:text-properties style:font-name="Verdana" style:font-name-asian="Verdana" style:font-name-complex="Verdana"/>
    </style:style>
    <style:style style:name="T5_64" style:family="text"/>
    <style:style style:name="T5_65" style:family="text">
      <style:text-properties fo:color="#1155cc" style:font-name="Verdana" style:font-name-asian="Verdana" style:font-name-complex="Verdana" style:text-underline-style="solid" style:text-underline-color="font-color"/>
    </style:style>
    <style:style style:name="T5_66" style:family="text">
      <style:text-properties style:font-name="Verdana" style:font-name-asian="Verdana" style:font-name-complex="Verdana"/>
    </style:style>
    <style:style style:name="T5_67" style:family="text">
      <style:text-properties style:font-name="Verdana" style:font-name-asian="Verdana" style:font-name-complex="Verdana"/>
    </style:style>
    <style:style style:name="T5_68" style:family="text">
      <style:text-properties style:font-name="Verdana" style:font-name-asian="Verdana" style:font-name-complex="Verdana"/>
    </style:style>
    <style:style style:name="T5_69" style:family="text">
      <style:text-properties style:font-name="Verdana" style:font-name-asian="Verdana" style:font-name-complex="Verdana"/>
    </style:style>
    <style:style style:name="T5_70" style:family="text">
      <style:text-properties style:font-name="Verdana" style:font-name-asian="Verdana" style:font-name-complex="Verdana"/>
    </style:style>
    <style:style style:name="T5_71" style:family="text">
      <style:text-properties style:font-name="Verdana" style:font-name-asian="Verdana" style:font-name-complex="Verdana"/>
    </style:style>
    <style:style style:name="T5_72" style:family="text">
      <style:text-properties style:font-name="Verdana" style:font-name-asian="Verdana" style:font-name-complex="Verdana"/>
    </style:style>
    <style:style style:name="T5_73" style:family="text">
      <style:text-properties style:font-name="Verdana" style:font-name-asian="Verdana" style:font-name-complex="Verdana"/>
    </style:style>
    <style:style style:name="T5_74" style:family="text">
      <style:text-properties style:font-name="Verdana" style:font-name-asian="Verdana" style:font-name-complex="Verdana"/>
    </style:style>
    <style:style style:name="T5_75" style:family="text">
      <style:text-properties style:font-name="Verdana" style:font-name-asian="Verdana" style:font-name-complex="Verdana"/>
    </style:style>
    <style:style style:name="T5_76" style:family="text">
      <style:text-properties style:font-name="Verdana" style:font-name-asian="Verdana" style:font-name-complex="Verdana"/>
    </style:style>
    <style:style style:name="T5_77" style:family="text">
      <style:text-properties style:font-name="Courier New" style:font-name-asian="Courier New" style:font-name-complex="Courier New"/>
    </style:style>
    <style:style style:name="T5_78" style:family="text">
      <style:text-properties style:font-name="Courier New" style:font-name-asian="Courier New" style:font-name-complex="Courier New"/>
    </style:style>
    <style:style style:name="T5_79" style:family="text">
      <style:text-properties style:font-name="Courier New" style:font-name-asian="Courier New" style:font-name-complex="Courier New"/>
    </style:style>
    <style:style style:name="T5_80" style:family="text">
      <style:text-properties style:font-name="Courier New" style:font-name-asian="Courier New" style:font-name-complex="Courier New"/>
    </style:style>
    <style:style style:name="T5_81" style:family="text">
      <style:text-properties style:font-name="Verdana" style:font-name-asian="Verdana" style:font-name-complex="Verdana"/>
    </style:style>
    <style:style style:name="T5_82" style:family="text">
      <style:text-properties style:font-name="Verdana" style:font-name-asian="Verdana" style:font-name-complex="Verdana"/>
    </style:style>
    <style:style style:name="T5_83" style:family="text">
      <style:text-properties style:font-name="Verdana" style:font-name-asian="Verdana" style:font-name-complex="Verdana"/>
    </style:style>
    <style:style style:name="T5_84" style:family="text">
      <style:text-properties style:font-name="Verdana" style:font-name-asian="Verdana" style:font-name-complex="Verdana"/>
    </style:style>
    <style:style style:name="T5_85" style:family="text">
      <style:text-properties style:font-name="Verdana" style:font-name-asian="Verdana" style:font-name-complex="Verdana"/>
    </style:style>
    <style:style style:name="T5_86" style:family="text">
      <style:text-properties style:font-name="Verdana" style:font-name-asian="Verdana" style:font-name-complex="Verdana"/>
    </style:style>
    <style:style style:name="T5_87" style:family="text">
      <style:text-properties style:font-name="Verdana" style:font-name-asian="Verdana" style:font-name-complex="Verdana"/>
    </style:style>
    <style:style style:name="T5_88" style:family="text">
      <style:text-properties style:font-name="Verdana" style:font-name-asian="Verdana" style:font-name-complex="Verdana"/>
    </style:style>
    <style:style style:name="T5_89" style:family="text">
      <style:text-properties style:font-name="Courier New" fo:font-size="14pt" style:font-name-asian="Courier New" style:font-size-asian="14pt" style:font-name-complex="Courier New" style:font-size-complex="14pt"/>
    </style:style>
    <style:style style:name="T5_90" style:family="text">
      <style:text-properties style:font-name="Courier New" fo:font-size="14pt" style:font-name-asian="Courier New" style:font-size-asian="14pt" style:font-name-complex="Courier New" style:font-size-complex="14pt"/>
    </style:style>
    <style:style style:name="T5_91" style:family="text">
      <style:text-properties style:font-name="Courier New" fo:font-size="14pt" style:font-name-asian="Courier New" style:font-size-asian="14pt" style:font-name-complex="Courier New" style:font-size-complex="14pt"/>
    </style:style>
    <style:style style:name="T5_92" style:family="text">
      <style:text-properties style:font-name="Verdana" style:font-name-asian="Verdana" style:font-name-complex="Verdana"/>
    </style:style>
    <style:style style:name="T5_93" style:family="text">
      <style:text-properties style:font-name="Verdana" style:font-name-asian="Verdana" style:font-name-complex="Verdana"/>
    </style:style>
    <style:style style:name="T5_94" style:family="text">
      <style:text-properties style:font-name="Verdana" style:font-name-asian="Verdana" style:font-name-complex="Verdana"/>
    </style:style>
    <style:style style:name="T5_95" style:family="text">
      <style:text-properties style:font-name="Verdana" style:font-name-asian="Verdana" style:font-name-complex="Verdana"/>
    </style:style>
    <style:style style:name="T5_96" style:family="text">
      <style:text-properties style:font-name="Verdana" style:font-name-asian="Verdana" style:font-name-complex="Verdana"/>
    </style:style>
    <style:style style:name="T5_97" style:family="text">
      <style:text-properties style:font-name="Verdana" style:font-name-asian="Verdana" style:font-name-complex="Verdana"/>
    </style:style>
    <style:style style:name="T5_98" style:family="text">
      <style:text-properties style:font-name="Verdana" style:font-name-asian="Verdana" style:font-name-complex="Verdana"/>
    </style:style>
    <style:style style:name="P6" style:family="paragraph" style:parent-style-name="Standard">
      <style:paragraph-properties fo:text-align="left" fo:break-before="auto" fo:text-indent="0cm" fo:line-height="100%" fo:margin-top="0cm" fo:margin-bottom="0.159cm" fo:margin-left="0cm" fo:margin-right="0cm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bottom="0.159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Courier New" fo:font-size="14pt" style:font-name-asian="Courier New" style:font-size-asian="14pt" style:font-name-complex="Courier New" style:font-size-complex="14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Courier New" fo:font-size="14pt" style:font-name-asian="Courier New" style:font-size-asian="14pt" style:font-name-complex="Courier New" style:font-size-complex="14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Courier New" fo:font-size="14pt" style:font-name-asian="Courier New" style:font-size-asian="14pt" style:font-name-complex="Courier New" style:font-size-complex="14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Courier New" fo:font-size="14pt" style:font-name-asian="Courier New" style:font-size-asian="14pt" style:font-name-complex="Courier New" style:font-size-complex="14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Courier New" fo:font-size="14pt" style:font-name-asian="Courier New" style:font-size-asian="14pt" style:font-name-complex="Courier New" style:font-size-complex="14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Courier New" fo:font-size="14pt" style:font-name-asian="Courier New" style:font-size-asian="14pt" style:font-name-complex="Courier New" style:font-size-complex="14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Courier New" fo:font-size="14pt" style:font-name-asian="Courier New" style:font-size-asian="14pt" style:font-name-complex="Courier New" style:font-size-complex="14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Courier New" fo:font-size="14pt" style:font-name-asian="Courier New" style:font-size-asian="14pt" style:font-name-complex="Courier New" style:font-size-complex="14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Courier New" fo:font-size="14pt" style:font-name-asian="Courier New" style:font-size-asian="14pt" style:font-name-complex="Courier New" style:font-size-complex="14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Courier New" fo:font-size="14pt" style:font-name-asian="Courier New" style:font-size-asian="14pt" style:font-name-complex="Courier New" style:font-size-complex="14pt" fo:font-weight="normal" style:font-weight-asian="normal" style:font-weight-complex="normal" style:text-underline-style="none"/>
    </style:style>
    <style:style style:name="T7_11" style:family="text">
      <style:text-properties style:font-name="Courier New" fo:font-size="14pt" style:font-name-asian="Courier New" style:font-size-asian="14pt" style:font-name-complex="Courier New" style:font-size-complex="14pt"/>
    </style:style>
    <style:style style:name="T7_12" style:family="text">
      <style:text-properties style:font-name="Courier New" fo:font-size="14pt" style:font-name-asian="Courier New" style:font-size-asian="14pt" style:font-name-complex="Courier New" style:font-size-complex="14pt"/>
    </style:style>
    <style:style style:name="T7_13" style:family="text">
      <style:text-properties style:font-name="Courier New" fo:font-size="14pt" style:font-name-asian="Courier New" style:font-size-asian="14pt" style:font-name-complex="Courier New" style:font-size-complex="14pt"/>
    </style:style>
    <style:style style:name="P8" style:family="paragraph" style:parent-style-name="Standard">
      <style:paragraph-properties fo:text-align="left" fo:break-before="auto" fo:text-indent="0cm" fo:line-height="100%" fo:margin-top="0cm" fo:margin-bottom="0.159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bottom="0.159cm" fo:margin-left="0cm" fo:margin-right="0cm" style:writing-mode="lr-tb"/>
    </style:style>
    <style:style style:name="T9_1" style:family="text">
      <style:text-properties style:text-line-through-style="none" fo:font-style="italic" style:font-style-asian="italic" style:font-style-complex="italic" fo:color="#000000" style:font-name="Courier New" fo:font-size="14pt" style:font-name-asian="Courier New" style:font-size-asian="14pt" style:font-name-complex="Courier New" style:font-size-complex="14pt" fo:font-weight="bold" style:font-weight-asian="bold" style:font-weight-complex="bold" style:text-underline-style="none"/>
    </style:style>
    <style:style style:name="T9_2" style:family="text">
      <style:text-properties style:text-line-through-style="none" fo:font-style="italic" style:font-style-asian="italic" style:font-style-complex="italic" fo:color="#000000" style:font-name="Courier New" fo:font-size="14pt" style:font-name-asian="Courier New" style:font-size-asian="14pt" style:font-name-complex="Courier New" style:font-size-complex="14pt" fo:font-weight="bold" style:font-weight-asian="bold" style:font-weight-complex="bold" style:text-underline-style="none"/>
    </style:style>
    <style:style style:name="T9_3" style:family="text">
      <style:text-properties style:text-line-through-style="none" fo:font-style="italic" style:font-style-asian="italic" style:font-style-complex="italic" fo:color="#000000" style:font-name="Courier New" fo:font-size="14pt" style:font-name-asian="Courier New" style:font-size-asian="14pt" style:font-name-complex="Courier New" style:font-size-complex="14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italic" style:font-style-asian="italic" style:font-style-complex="italic" fo:color="#000099" style:font-name="Courier New" fo:font-size="14pt" style:font-name-asian="Courier New" style:font-size-asian="14pt" style:font-name-complex="Courier New" style:font-size-complex="14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italic" style:font-style-asian="italic" style:font-style-complex="italic" fo:color="#000099" style:font-name="Courier New" fo:font-size="14pt" style:font-name-asian="Courier New" style:font-size-asian="14pt" style:font-name-complex="Courier New" style:font-size-complex="14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italic" style:font-style-asian="italic" style:font-style-complex="italic" fo:color="#000099" style:font-name="Courier New" fo:font-size="14pt" style:font-name-asian="Courier New" style:font-size-asian="14pt" style:font-name-complex="Courier New" style:font-size-complex="14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italic" style:font-style-asian="italic" style:font-style-complex="italic" fo:color="#000099" style:font-name="Courier New" fo:font-size="14pt" style:font-name-asian="Courier New" style:font-size-asian="14pt" style:font-name-complex="Courier New" style:font-size-complex="14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italic" style:font-style-asian="italic" style:font-style-complex="italic" fo:color="#ff0000" style:font-name="Courier New" fo:font-size="14pt" style:font-name-asian="Courier New" style:font-size-asian="14pt" style:font-name-complex="Courier New" style:font-size-complex="14pt" fo:font-weight="bold" style:font-weight-asian="bold" style:font-weight-complex="bold" style:text-underline-style="none"/>
    </style:style>
    <style:style style:name="T9_9" style:family="text">
      <style:text-properties style:text-line-through-style="none" fo:font-style="italic" style:font-style-asian="italic" style:font-style-complex="italic" fo:color="#000099" style:font-name="Courier New" fo:font-size="14pt" style:font-name-asian="Courier New" style:font-size-asian="14pt" style:font-name-complex="Courier New" style:font-size-complex="14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italic" style:font-style-asian="italic" style:font-style-complex="italic" fo:color="#000099" style:font-name="Courier New" fo:font-size="14pt" style:font-name-asian="Courier New" style:font-size-asian="14pt" style:font-name-complex="Courier New" style:font-size-complex="14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bottom="0.159cm" fo:margin-left="0cm" fo:margin-right="0cm" style:writing-mode="lr-tb"/>
      <style:text-properties style:text-line-through-style="none" fo:font-style="italic" style:font-style-asian="italic" style:font-style-complex="italic" fo:color="#000099" style:font-name="Courier New" fo:font-size="14pt" style:font-name-asian="Courier New" style:font-size-asian="14pt" style:font-name-complex="Courier New" style:font-size-complex="14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-0.265cm" fo:line-height="100%" fo:margin-top="0cm" fo:margin-bottom="0.159cm" fo:margin-left="0.265cm" fo:margin-right="0.265cm" style:writing-mode="lr-tb"/>
    </style:style>
    <style:style style:name="T11_1" style:family="text">
      <style:text-properties style:text-line-through-style="none" fo:font-style="italic" style:font-style-asian="italic" style:font-style-complex="italic" fo:color="#0099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italic" style:font-style-asian="italic" style:font-style-complex="italic" fo:color="#0099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italic" style:font-style-asian="italic" style:font-style-complex="italic" fo:color="#0099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italic" style:font-style-asian="italic" style:font-style-complex="italic" fo:color="#0099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italic" style:font-style-asian="italic" style:font-style-complex="italic" fo:color="#0099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italic" style:font-style-asian="italic" style:font-style-complex="italic" fo:color="#0099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italic" style:font-style-asian="italic" style:font-style-complex="italic" fo:color="#0099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italic" style:font-style-asian="italic" style:font-style-complex="italic" fo:color="#0099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italic" style:font-style-asian="italic" style:font-style-complex="italic" fo:color="#0099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-0.265cm" fo:line-height="100%" fo:margin-top="0cm" fo:margin-bottom="0.159cm" fo:margin-left="0.265cm" fo:margin-right="0.265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-0.265cm" fo:line-height="100%" fo:margin-top="0cm" fo:margin-bottom="0.159cm" fo:margin-left="0.265cm" fo:margin-right="0.265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-0.265cm" fo:line-height="100%" fo:margin-top="0cm" fo:margin-bottom="0.159cm" fo:margin-left="0.265cm" fo:margin-right="0.265cm" style:writing-mode="lr-tb"/>
    </style:style>
    <style:style style:name="T14_1" style:family="text">
      <style:text-properties style:text-line-through-style="none" fo:font-style="italic" style:font-style-asian="italic" style:font-style-complex="italic" fo:color="#0099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italic" style:font-style-asian="italic" style:font-style-complex="italic" fo:color="#0099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italic" style:font-style-asian="italic" style:font-style-complex="italic" fo:color="#0099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italic" style:font-style-asian="italic" style:font-style-complex="italic" fo:color="#0099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italic" style:font-style-asian="italic" style:font-style-complex="italic" fo:color="#0099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italic" style:font-style-asian="italic" style:font-style-complex="italic" fo:color="#0099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italic" style:font-style-asian="italic" style:font-style-complex="italic" fo:color="#0099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-0.265cm" fo:line-height="100%" fo:margin-top="0cm" fo:margin-bottom="0.159cm" fo:margin-left="0.265cm" fo:margin-right="0.265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bottom="0.159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00%" fo:margin-top="0cm" fo:margin-bottom="0.159cm" fo:margin-left="0cm" fo:margin-right="0cm" style:writing-mode="lr-tb"/>
    </style:style>
    <style:style style:name="T17_1" style:family="text">
      <style:text-properties style:text-line-through-style="none" fo:font-style="italic" style:font-style-asian="italic" style:font-style-complex="italic" fo:color="#000000" style:font-name="Courier New" fo:font-size="14pt" style:font-name-asian="Courier New" style:font-size-asian="14pt" style:font-name-complex="Courier New" style:font-size-complex="14pt" fo:font-weight="bold" style:font-weight-asian="bold" style:font-weight-complex="bold" style:text-underline-style="none"/>
    </style:style>
    <style:style style:name="T17_2" style:family="text">
      <style:text-properties style:text-line-through-style="none" fo:font-style="italic" style:font-style-asian="italic" style:font-style-complex="italic" fo:color="#000000" style:font-name="Courier New" fo:font-size="14pt" style:font-name-asian="Courier New" style:font-size-asian="14pt" style:font-name-complex="Courier New" style:font-size-complex="14pt" fo:font-weight="bold" style:font-weight-asian="bold" style:font-weight-complex="bold" style:text-underline-style="none"/>
    </style:style>
    <style:style style:name="T17_3" style:family="text">
      <style:text-properties style:text-line-through-style="none" fo:font-style="italic" style:font-style-asian="italic" style:font-style-complex="italic" fo:color="#000000" style:font-name="Courier New" fo:font-size="14pt" style:font-name-asian="Courier New" style:font-size-asian="14pt" style:font-name-complex="Courier New" style:font-size-complex="14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italic" style:font-style-asian="italic" style:font-style-complex="italic" fo:color="#000099" style:font-name="Courier New" fo:font-size="14pt" style:font-name-asian="Courier New" style:font-size-asian="14pt" style:font-name-complex="Courier New" style:font-size-complex="14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italic" style:font-style-asian="italic" style:font-style-complex="italic" fo:color="#000099" style:font-name="Courier New" fo:font-size="14pt" style:font-name-asian="Courier New" style:font-size-asian="14pt" style:font-name-complex="Courier New" style:font-size-complex="14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italic" style:font-style-asian="italic" style:font-style-complex="italic" fo:color="#000099" style:font-name="Courier New" fo:font-size="14pt" style:font-name-asian="Courier New" style:font-size-asian="14pt" style:font-name-complex="Courier New" style:font-size-complex="14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italic" style:font-style-asian="italic" style:font-style-complex="italic" fo:color="#000099" style:font-name="Courier New" fo:font-size="14pt" style:font-name-asian="Courier New" style:font-size-asian="14pt" style:font-name-complex="Courier New" style:font-size-complex="14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italic" style:font-style-asian="italic" style:font-style-complex="italic" fo:color="#000099" style:font-name="Courier New" fo:font-size="14pt" style:font-name-asian="Courier New" style:font-size-asian="14pt" style:font-name-complex="Courier New" style:font-size-complex="14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00%" fo:margin-top="0cm" fo:margin-bottom="0.159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italic" style:font-style-asian="italic" style:font-style-complex="italic" fo:color="#000099" style:font-name="Courier New" fo:font-size="14pt" style:font-name-asian="Courier New" style:font-size-asian="14pt" style:font-name-complex="Courier New" style:font-size-complex="14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italic" style:font-style-asian="italic" style:font-style-complex="italic" fo:color="#000099" style:font-name="Courier New" fo:font-size="14pt" style:font-name-asian="Courier New" style:font-size-asian="14pt" style:font-name-complex="Courier New" style:font-size-complex="14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italic" style:font-style-asian="italic" style:font-style-complex="italic" fo:color="#000099" style:font-name="Courier New" fo:font-size="14pt" style:font-name-asian="Courier New" style:font-size-asian="14pt" style:font-name-complex="Courier New" style:font-size-complex="14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italic" style:font-style-asian="italic" style:font-style-complex="italic" fo:color="#000099" style:font-name="Courier New" fo:font-size="14pt" style:font-name-asian="Courier New" style:font-size-asian="14pt" style:font-name-complex="Courier New" style:font-size-complex="14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italic" style:font-style-asian="italic" style:font-style-complex="italic" fo:color="#000099" style:font-name="Courier New" fo:font-size="14pt" style:font-name-asian="Courier New" style:font-size-asian="14pt" style:font-name-complex="Courier New" style:font-size-complex="14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00%" fo:margin-top="0cm" fo:margin-bottom="0.159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-0.265cm" fo:line-height="100%" fo:margin-top="0cm" fo:margin-bottom="0.159cm" fo:margin-left="0.265cm" fo:margin-right="0.265cm" style:writing-mode="lr-tb"/>
    </style:style>
    <style:style style:name="T20_1" style:family="text">
      <style:text-properties style:text-line-through-style="none" fo:font-style="italic" style:font-style-asian="italic" style:font-style-complex="italic" fo:color="#0099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italic" style:font-style-asian="italic" style:font-style-complex="italic" fo:color="#0099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italic" style:font-style-asian="italic" style:font-style-complex="italic" fo:color="#0099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italic" style:font-style-asian="italic" style:font-style-complex="italic" fo:color="#0099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italic" style:font-style-asian="italic" style:font-style-complex="italic" fo:color="#0099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italic" style:font-style-asian="italic" style:font-style-complex="italic" fo:color="#0099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italic" style:font-style-asian="italic" style:font-style-complex="italic" fo:color="#0099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italic" style:font-style-asian="italic" style:font-style-complex="italic" fo:color="#0099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italic" style:font-style-asian="italic" style:font-style-complex="italic" fo:color="#0099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italic" style:font-style-asian="italic" style:font-style-complex="italic" fo:color="#0099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italic" style:font-style-asian="italic" style:font-style-complex="italic" fo:color="#0099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-0.265cm" fo:line-height="100%" fo:margin-top="0cm" fo:margin-bottom="0.159cm" fo:margin-left="0.265cm" fo:margin-right="0.265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-0.265cm" fo:line-height="100%" fo:margin-top="0cm" fo:margin-bottom="0.159cm" fo:margin-left="0.265cm" fo:margin-right="0.265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-0.265cm" fo:line-height="100%" fo:margin-top="0cm" fo:margin-bottom="0.159cm" fo:margin-left="0.265cm" fo:margin-right="0.265cm" style:writing-mode="lr-tb"/>
    </style:style>
    <style:style style:name="T23_1" style:family="text">
      <style:text-properties style:text-line-through-style="none" fo:font-style="italic" style:font-style-asian="italic" style:font-style-complex="italic" fo:color="#0099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italic" style:font-style-asian="italic" style:font-style-complex="italic" fo:color="#0099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italic" style:font-style-asian="italic" style:font-style-complex="italic" fo:color="#0099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italic" style:font-style-asian="italic" style:font-style-complex="italic" fo:color="#0099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italic" style:font-style-asian="italic" style:font-style-complex="italic" fo:color="#0099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italic" style:font-style-asian="italic" style:font-style-complex="italic" fo:color="#0099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italic" style:font-style-asian="italic" style:font-style-complex="italic" fo:color="#0099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italic" style:font-style-asian="italic" style:font-style-complex="italic" fo:color="#0099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italic" style:font-style-asian="italic" style:font-style-complex="italic" fo:color="#0099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-0.265cm" fo:line-height="100%" fo:margin-top="0cm" fo:margin-bottom="0.159cm" fo:margin-left="0.265cm" fo:margin-right="0.265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-0.265cm" fo:line-height="100%" fo:margin-top="0cm" fo:margin-bottom="0.159cm" fo:margin-left="0.265cm" fo:margin-right="0.265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-0.265cm" fo:line-height="100%" fo:margin-top="0cm" fo:margin-bottom="0.159cm" fo:margin-left="0.265cm" fo:margin-right="0.265cm" style:writing-mode="lr-tb"/>
    </style:style>
    <style:style style:name="T26_1" style:family="text">
      <style:text-properties style:text-line-through-style="none" fo:font-style="italic" style:font-style-asian="italic" style:font-style-complex="italic" fo:color="#0099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italic" style:font-style-asian="italic" style:font-style-complex="italic" fo:color="#0099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italic" style:font-style-asian="italic" style:font-style-complex="italic" fo:color="#0099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italic" style:font-style-asian="italic" style:font-style-complex="italic" fo:color="#0099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italic" style:font-style-asian="italic" style:font-style-complex="italic" fo:color="#0099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-0.265cm" fo:line-height="100%" fo:margin-top="0cm" fo:margin-bottom="0.159cm" fo:margin-left="0.265cm" fo:margin-right="0.265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-0.265cm" fo:line-height="100%" fo:margin-top="0cm" fo:margin-bottom="0cm" fo:margin-left="0.265cm" fo:margin-right="0.265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<text:a xlink:type="simple" xlink:href="https://docs.google.com/document/d/1kXc_yzzuHkjnfIp_qU3IIP4lfj06KFgoKbTZEQlyiFA/edit?hl=en_US"><text:span text:style-name="T1_2">word</text:span></text:a></text:span><text:span text:style-name="T1_3"><text:s text:c="2"/></text:span><text:span text:style-name="T1_4"><text:a xlink:type="simple" xlink:href="https://docs.google.com/document/d/1pR1kc27OwTEGZ4BavhYT4RVvAtlEEUzueT9T-URY9t0/edit?hl=en_US"><text:span text:style-name="T1_5">toc</text:span></text:a></text:span></text:p>
      <text:p text:style-name="P2"><text:span text:style-name="T2_1">jodhelp</text:span><text:span text:style-name="T2_2"><text:s/>-<text:s/></text:span><text:span text:style-name="T2_3">return</text:span><text:span text:style-name="T2_4"><text:s/></text:span><text:span text:style-name="T2_5">help</text:span><text:span text:style-name="T2_6"> </text:span></text:p>
      <text:p text:style-name="P3"><text:span text:style-name="T3_1">jodhelp</text:span><text:span text:style-name="T3_2"><text:s/></text:span><text:span text:style-name="T3_3">displays</text:span><text:span text:style-name="T3_4"><text:s/></text:span><text:span text:style-name="T3_5">online</text:span><text:span text:style-name="T3_6"><text:s/></text:span><text:span text:style-name="T3_7">help</text:span><text:span text:style-name="T3_8"><text:s/></text:span><text:span text:style-name="T3_9">for</text:span><text:span text:style-name="T3_10"><text:s/></text:span><text:span text:style-name="T3_11">JOD</text:span><text:span text:style-name="T3_12"><text:s/></text:span><text:span text:style-name="T3_13">words</text:span><text:span text:style-name="T3_14">. <text:s/></text:span><text:span text:style-name="T3_15">The</text:span><text:span text:style-name="T3_16"><text:s/></text:span><text:span text:style-name="T3_17">monad</text:span><text:span text:style-name="T3_18"><text:s/></text:span><text:span text:style-name="T3_19">returns</text:span><text:span text:style-name="T3_20"><text:s/></text:span><text:span text:style-name="T3_21">help</text:span><text:span text:style-name="T3_22"><text:s/></text:span><text:span text:style-name="T3_23">for</text:span><text:span text:style-name="T3_24"><text:s/></text:span><text:span text:style-name="T3_25">specific</text:span><text:span text:style-name="T3_26"><text:s/></text:span><text:span text:style-name="T3_27">words</text:span><text:span text:style-name="T3_28"><text:s/></text:span><text:span text:style-name="T3_29">and</text:span><text:span text:style-name="T3_30"><text:s/></text:span><text:span text:style-name="T3_31">displays</text:span><text:span text:style-name="T3_32"><text:s/></text:span><text:span text:style-name="T3_33">an</text:span><text:span text:style-name="T3_34"><text:s/></text:span><text:span text:style-name="T3_35">index</text:span><text:span text:style-name="T3_36">. <text:s/></text:span><text:span text:style-name="T3_37">The</text:span><text:span text:style-name="T3_38"><text:s/></text:span><text:span text:style-name="T3_39">dyad</text:span><text:span text:style-name="T3_40"><text:s/></text:span><text:span text:style-name="T3_41">opens</text:span><text:span text:style-name="T3_42"><text:s/></text:span><text:span text:style-name="T3_43">offline</text:span><text:span text:style-name="T3_44"><text:s/></text:span><text:span text:style-name="T3_45">PDF</text:span><text:span text:style-name="T3_46"><text:s/></text:span><text:span text:style-name="T3_47">documentation</text:span><text:span text:style-name="T3_48"><text:s/></text:span><text:span text:style-name="T3_49">in</text:span><text:span text:style-name="T3_50"><text:s/></text:span><text:span text:style-name="T3_51">a</text:span><text:span text:style-name="T3_52"><text:s/></text:span><text:span text:style-name="T3_53">PDF</text:span><text:span text:style-name="T3_54"><text:s/></text:span><text:span text:style-name="T3_55">reader</text:span><text:span text:style-name="T3_56"><text:s/></text:span><text:span text:style-name="T3_57">and</text:span><text:span text:style-name="T3_58"><text:s/></text:span><text:span text:style-name="T3_59">lists</text:span><text:span text:style-name="T3_60"><text:s/></text:span><text:span text:style-name="T3_61">all</text:span><text:span text:style-name="T3_62"><text:s/></text:span><text:span text:style-name="T3_63">words</text:span><text:span text:style-name="T3_64"><text:s/></text:span><text:span text:style-name="T3_65">that</text:span><text:span text:style-name="T3_66"><text:s/></text:span><text:span text:style-name="T3_67">have</text:span><text:span text:style-name="T3_68"><text:s/></text:span><text:span text:style-name="T3_69">help</text:span><text:span text:style-name="T3_70">.</text:span></text:p>
      <text:p text:style-name="P4"/>
      <text:p text:style-name="P5"><text:span text:style-name="T5_1">Note</text:span><text:span text:style-name="T5_2">:<text:s/></text:span><text:span text:style-name="T5_3"><text:a xlink:type="simple" xlink:href="http://www.box.net/shared/gajfu50gc0"><text:span text:style-name="T5_4">jod</text:span></text:a></text:span><text:span text:style-name="T5_5"><text:a xlink:type="simple" xlink:href="http://www.box.net/shared/gajfu50gc0"><text:span text:style-name="T5_6">.</text:span></text:a></text:span><text:span text:style-name="T5_7"><text:a xlink:type="simple" xlink:href="http://www.box.net/shared/gajfu50gc0"><text:span text:style-name="T5_8">pdf</text:span></text:a></text:span><text:span text:style-name="T5_9"><text:s/></text:span><text:span text:style-name="T5_10">is</text:span><text:span text:style-name="T5_11"><text:s/></text:span><text:span text:style-name="T5_12">not</text:span><text:span text:style-name="T5_13"><text:s/></text:span><text:span text:style-name="T5_14">included</text:span><text:span text:style-name="T5_15"><text:s/></text:span><text:span text:style-name="T5_16">in</text:span><text:span text:style-name="T5_17"><text:s/></text:span><text:span text:style-name="T5_18">the</text:span><text:span text:style-name="T5_19"><text:s/></text:span><text:span text:style-name="T5_20">standard</text:span><text:span text:style-name="T5_21"><text:s/></text:span><text:span text:style-name="T5_22">JAL</text:span><text:span text:style-name="T5_23"><text:s/></text:span><text:span text:style-name="T5_24">JOD</text:span><text:span text:style-name="T5_25"><text:s/></text:span><text:span text:style-name="T5_26">addon</text:span><text:span text:style-name="T5_27"><text:s/></text:span><text:span text:style-name="T5_28">package</text:span><text:span text:style-name="T5_29">.<text:s/></text:span><text:span text:style-name="T5_30">This</text:span><text:span text:style-name="T5_31"><text:s/></text:span><text:span text:style-name="T5_32">was</text:span><text:span text:style-name="T5_33"><text:s/></text:span><text:span text:style-name="T5_34">done</text:span><text:span text:style-name="T5_35"><text:s/></text:span><text:span text:style-name="T5_36">to</text:span><text:span text:style-name="T5_37"><text:s/></text:span><text:span text:style-name="T5_38">reduce</text:span><text:span text:style-name="T5_39"><text:s/></text:span><text:span text:style-name="T5_40">the</text:span><text:span text:style-name="T5_41"><text:s/></text:span><text:span text:style-name="T5_42">size</text:span><text:span text:style-name="T5_43"><text:s/></text:span><text:span text:style-name="T5_44">of</text:span><text:span text:style-name="T5_45"><text:s/></text:span><text:span text:style-name="T5_46">the</text:span><text:span text:style-name="T5_47"><text:s/></text:span><text:span text:style-name="T5_48">addon</text:span><text:span text:style-name="T5_49">.<text:s text:c="2"/></text:span><text:span text:style-name="T5_50">To</text:span><text:span text:style-name="T5_51"><text:s/></text:span><text:span text:style-name="T5_52">enable</text:span><text:span text:style-name="T5_53"><text:s/></text:span><text:span text:style-name="T5_54">offline</text:span><text:span text:style-name="T5_55"><text:s/></text:span><text:span text:style-name="T5_56">jodhelp</text:span><text:span text:style-name="T5_57"><text:s/></text:span><text:span text:style-name="T5_58">PDF</text:span><text:span text:style-name="T5_59"><text:s/></text:span><text:span text:style-name="T5_60">browsing</text:span><text:span text:style-name="T5_61"><text:s/></text:span><text:span text:style-name="T5_62">use</text:span><text:span text:style-name="T5_63"><text:s/></text:span><text:span text:style-name="T5_64"><text:a xlink:type="simple" xlink:href="http://www.jsoftware.com/jwiki/JAL"><text:span text:style-name="T5_65">JAL</text:span></text:a></text:span><text:span text:style-name="T5_66"><text:s/></text:span><text:span text:style-name="T5_67">to</text:span><text:span text:style-name="T5_68"><text:s/></text:span><text:span text:style-name="T5_69">install</text:span><text:span text:style-name="T5_70"><text:s/></text:span><text:span text:style-name="T5_71">the</text:span><text:span text:style-name="T5_72"><text:s/></text:span><text:span text:style-name="T5_73">JODDOCUMENT</text:span><text:span text:style-name="T5_74"><text:s/></text:span><text:span text:style-name="T5_75">or</text:span><text:span text:style-name="T5_76"><text:s/></text:span><text:span text:style-name="T5_77">general</text:span><text:span text:style-name="T5_78">/</text:span><text:span text:style-name="T5_79">joddocument</text:span><text:span text:style-name="T5_80"><text:s/></text:span><text:span text:style-name="T5_81">addon</text:span><text:span text:style-name="T5_82">.<text:s/></text:span><text:span text:style-name="T5_83">After</text:span><text:span text:style-name="T5_84"><text:s/></text:span><text:span text:style-name="T5_85">installing</text:span><text:span text:style-name="T5_86"><text:s/></text:span><text:span text:style-name="T5_87">JODDOCMENT</text:span><text:span text:style-name="T5_88"><text:s/></text:span><text:span text:style-name="T5_89">jod</text:span><text:span text:style-name="T5_90">.</text:span><text:span text:style-name="T5_91">pdf</text:span><text:span text:style-name="T5_92"><text:s/></text:span><text:span text:style-name="T5_93">is</text:span><text:span text:style-name="T5_94"><text:s/></text:span><text:span text:style-name="T5_95">located</text:span><text:span text:style-name="T5_96"><text:s/></text:span><text:span text:style-name="T5_97">at</text:span><text:span text:style-name="T5_98">:</text:span></text:p>
      <text:p text:style-name="P6"/>
      <text:p text:style-name="P7"><text:span text:style-name="T7_1">~</text:span><text:span text:style-name="T7_2">addons</text:span><text:span text:style-name="T7_3">/</text:span><text:span text:style-name="T7_4">general</text:span><text:span text:style-name="T7_5">/</text:span><text:span text:style-name="T7_6">joddocument</text:span><text:span text:style-name="T7_7">/</text:span><text:span text:style-name="T7_8">pdfdoc</text:span><text:span text:style-name="T7_9">/</text:span><text:span text:style-name="T7_10">j</text:span><text:span text:style-name="T7_11">od</text:span><text:span text:style-name="T7_12">.</text:span><text:span text:style-name="T7_13">pdf</text:span></text:p>
      <text:p text:style-name="P8"><text:span text:style-name="T8_1"> </text:span></text:p>
      <text:p text:style-name="P9"><text:span text:style-name="T9_1">Monad</text:span><text:span text:style-name="T9_2">:</text:span><text:span text:style-name="T9_3"> </text:span><text:span text:style-name="T9_4">jodhelp</text:span><text:span text:style-name="T9_5"> <text:s/></text:span><text:span text:style-name="T9_6">zl</text:span><text:span text:style-name="T9_7"><text:s/></text:span><text:span text:style-name="T9_8">|</text:span><text:span text:style-name="T9_9"><text:s/></text:span><text:span text:style-name="T9_10">clWord</text:span></text:p>
      <text:p text:style-name="P10"/>
      <text:p text:style-name="P11"><text:span text:style-name="T11_1">NB</text:span><text:span text:style-name="T11_2">.<text:s/></text:span><text:span text:style-name="T11_3">show</text:span><text:span text:style-name="T11_4"><text:s/></text:span><text:span text:style-name="T11_5">online</text:span><text:span text:style-name="T11_6"><text:s/>(</text:span><text:span text:style-name="T11_7">put</text:span><text:span text:style-name="T11_8">)<text:s/></text:span><text:span text:style-name="T11_9">help</text:span></text:p>
      <text:p text:style-name="P12"><text:span text:style-name="T12_1">jodhelp</text:span><text:span text:style-name="T12_2"><text:s/>'</text:span><text:span text:style-name="T12_3">put</text:span><text:span text:style-name="T12_4">' </text:span></text:p>
      <text:p text:style-name="P13"><text:span text:style-name="T13_1"> </text:span></text:p>
      <text:p text:style-name="P14"><text:span text:style-name="T14_1">NB</text:span><text:span text:style-name="T14_2">.<text:s/></text:span><text:span text:style-name="T14_3">display</text:span><text:span text:style-name="T14_4"><text:s/></text:span><text:span text:style-name="T14_5">help</text:span><text:span text:style-name="T14_6"><text:s/></text:span><text:span text:style-name="T14_7">index</text:span></text:p>
      <text:p text:style-name="P15"><text:span text:style-name="T15_1">jodhelp</text:span><text:span text:style-name="T15_2"><text:s/>''    </text:span></text:p>
      <text:p text:style-name="P16"/>
      <text:p text:style-name="P17"><text:span text:style-name="T17_1">Dyad</text:span><text:span text:style-name="T17_2">:</text:span><text:span text:style-name="T17_3"> </text:span><text:span text:style-name="T17_4">uuIgnore</text:span><text:span text:style-name="T17_5"><text:s/></text:span><text:span text:style-name="T17_6">jodhelp</text:span><text:span text:style-name="T17_7"><text:s/></text:span><text:span text:style-name="T17_8">uuIgnore</text:span></text:p>
      <text:p text:style-name="P18"><text:span text:style-name="T18_1">        </text:span><text:span text:style-name="T18_2">clPDF</text:span><text:span text:style-name="T18_3"><text:s/></text:span><text:span text:style-name="T18_4">jodhelp</text:span><text:span text:style-name="T18_5"><text:s/></text:span><text:span text:style-name="T18_6">uuIgnore</text:span><text:span text:style-name="T18_7"> </text:span></text:p>
      <text:p text:style-name="P19"/>
      <text:p text:style-name="P20"><text:span text:style-name="T20_1">NB</text:span><text:span text:style-name="T20_2">.<text:s/></text:span><text:span text:style-name="T20_3">list</text:span><text:span text:style-name="T20_4"><text:s/></text:span><text:span text:style-name="T20_5">help</text:span><text:span text:style-name="T20_6"><text:s/></text:span><text:span text:style-name="T20_7">topics</text:span><text:span text:style-name="T20_8"><text:s/>-<text:s/></text:span><text:span text:style-name="T20_9">ignores</text:span><text:span text:style-name="T20_10"><text:s/></text:span><text:span text:style-name="T20_11">arguments</text:span></text:p>
      <text:p text:style-name="P21"><text:span text:style-name="T21_1">jodhelp</text:span><text:span text:style-name="T21_2">~<text:s/>0  </text:span></text:p>
      <text:p text:style-name="P22"><text:span text:style-name="T22_1"> </text:span></text:p>
      <text:p text:style-name="P23"><text:span text:style-name="T23_1">NB</text:span><text:span text:style-name="T23_2">.<text:s/></text:span><text:span text:style-name="T23_3">display</text:span><text:span text:style-name="T23_4"><text:s/></text:span><text:span text:style-name="T23_5">offline</text:span><text:span text:style-name="T23_6"><text:s/></text:span><text:span text:style-name="T23_7">PDF</text:span><text:span text:style-name="T23_8"><text:s/></text:span><text:span text:style-name="T23_9">documentation</text:span></text:p>
      <text:p text:style-name="P24"><text:span text:style-name="T24_1">'</text:span><text:span text:style-name="T24_2">PDF</text:span><text:span text:style-name="T24_3">'<text:s/></text:span><text:span text:style-name="T24_4">jodhelp</text:span><text:span text:style-name="T24_5"><text:s/>''</text:span></text:p>
      <text:p text:style-name="P25"><text:span text:style-name="T25_1"> </text:span></text:p>
      <text:p text:style-name="P26"><text:span text:style-name="T26_1">NB</text:span><text:span text:style-name="T26_2">.<text:s/></text:span><text:span text:style-name="T26_3">handy</text:span><text:span text:style-name="T26_4"><text:s/></text:span><text:span text:style-name="T26_5">idiom</text:span></text:p>
      <text:p text:style-name="P27"><text:span text:style-name="T27_1">jodhelp</text:span><text:span text:style-name="T27_2">~<text:s/>'</text:span><text:span text:style-name="T27_3">PDF</text:span><text:span text:style-name="T27_4">'</text:span></text:p>
      <text:p text:style-name="P28"><text:span text:style-name="T28_1">  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23cm" fo:margin-bottom="0.106cm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35.56cm" fo:padding-top="0cm" fo:margin-top="1.27cm" fo:padding-bottom="0cm" fo:margin-bottom="1.27cm" fo:padding-left="0cm" fo:margin-left="1.27cm" fo:padding-right="0cm" fo:margin-right="1.2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3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